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5" style:family="table-cell" style:data-style-name="N37">
      <style:table-cell-properties fo:padding="0.097cm" fo:border-left="0.002cm solid #000000" fo:border-right="0.002cm solid #000000" fo:border-top="none" fo:border-bottom="0.002cm solid #000000"/>
    </style:style>
    <style:style style:name="Tabla1.B1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paragraph-rsid="00127509"/>
    </style:style>
    <style:style style:name="P16" style:family="paragraph" style:parent-style-name="Table_20_Contents">
      <style:text-properties fo:font-weight="bold" officeooo:paragraph-rsid="00127509"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officeooo:rsid="00127509"/>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3">Pasajero</text:span><text:span text:style-name="T1"> pueda adquirir solo una tarjeta personalizada y una o mas genéricas.</text:span></text:p>
          </table:table-cell>
          <table:covered-table-cell/>
          <table:table-cell table:style-name="Tabla3.A1" office:value-type="string">
            <text:p text:style-name="P12">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3">Análisis</text:p>
          </table:table-cell>
          <table:table-cell table:style-name="Tabla3.A2" office:value-type="string">
            <text:p text:style-name="P1">Tipo de requerimiento</text:p>
          </table:table-cell>
          <table:table-cell table:style-name="Tabla3.D2" office:value-type="string">
            <text:p text:style-name="P4">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2">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2">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6">El sistema a la hora de vender una tarjeta personalizada recibe datos como el número de pin y la cédula, nombre, apellidos, teléfono, dirección, email y fecha de nacimiento. El sistema a la hora de vender una tarjeta genérica recibe el nú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6">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6">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6">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6">Pasajero, <text:span text:style-name="T4">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6">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11">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6">El sistema debe estar conectado a internet y tener acceso a la base de datos, un <text:span text:style-name="T2">Auxiliar</text:span>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6">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6">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
      <text:p text:style-name="Standard"/>
      <text:p text:style-name="Standard"/>
      <table:table table:name="Tabla1" table:style-name="Tabla1">
        <table:table-column table:style-name="Tabla1.A"/>
        <table:table-column table:style-name="Tabla1.B" table:number-columns-repeated="2"/>
        <table:table-column table:style-name="Tabla1.D"/>
        <text:soft-page-break/>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2">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3">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2">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2">Fecha actualización</text:p>
          </table:table-cell>
          <table:table-cell table:style-name="Tabla1.D2" office:value-type="string">
            <text:p text:style-name="Standard">11 Septiembre 2011</text:p>
          </table:table-cell>
        </table:table-row>
        <table:table-row>
          <table:table-cell table:style-name="Tabla1.A2" office:value-type="string">
            <text:p text:style-name="P16">Actualizado por</text:p>
          </table:table-cell>
          <table:table-cell table:style-name="Tabla1.A2" office:value-type="string">
            <text:p text:style-name="P15"><text:span text:style-name="T5">Edgar Andres Moncada</text:span></text:p>
          </table:table-cell>
          <table:table-cell table:style-name="Tabla1.A2" office:value-type="string">
            <text:p text:style-name="P12">Fecha actualización</text:p>
          </table:table-cell>
          <table:table-cell table:style-name="Tabla1.D5" office:value-type="date" office:date-value="2011-09-26">
            <text:p text:style-name="P15"><text:span text:style-name="T5">26/09/11</text:span></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6">El sistema a la hora de registrar una tarjeta solicita el pin y tipo de la tarjeta ya sea genérica o personalizada con lo que es posible empezar el registro.</text:p>
            <text:p text:style-name="P6">En caso de ser personalizada se pedirán datos adicionales <text:span text:style-name="T5">del pasajero como se especifica en el requerimiento 3.1.3.</text:span></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6">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6">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6">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6">Auxiliar , Pasajero</text:p>
          </table:table-cell>
          <table:covered-table-cell/>
          <table:covered-table-cell/>
        </table:table-row>
        <table:table-row>
          <table:table-cell table:style-name="Tabla1.A2" office:value-type="string">
            <text:p text:style-name="P1">Prioridad</text:p>
          </table:table-cell>
          <table:table-cell table:style-name="Tabla1.B12" table:number-columns-spanned="3" office:value-type="float" office:value="3">
            <text:p text:style-name="P6">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11">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6">El sistema debe de estar conectado a internet y tener acceso a la <text:s/>base de datos y tiene que estar un <text:span text:style-name="T2">Auxiliar</text:span> logueado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6">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6">El requerimiento es aceptado si para cada <text:span text:style-name="T2">Pasajero</text:span> que compre una tarjeta, a esta se le asigna adecuadamente un tipo lo que permiti diferenciarla en funcionalidad y servicios una de otra.</text:p>
          </table:table-cell>
          <table:covered-table-cell/>
          <table:covered-table-cell/>
        </table:table-row>
      </table:table>
      <text:p text:style-name="Standard"/>
      <text:p text:style-name="Standard"/>
      <text:p text:style-name="Standard"/>
      <text:p text:style-name="Standard"/>
      <text:p text:style-name="Standard"><text:soft-page-break/></text:p>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3">Pasajero</text:span><text:span text:style-name="T1"> para tarjetas personalizadas.</text:span></text:p>
          </table:table-cell>
          <table:covered-table-cell/>
          <table:table-cell table:style-name="Tabla2.A1" office:value-type="string">
            <text:p text:style-name="P12">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3">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2">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2">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6">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6">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6">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6">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6">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6">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11">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5">El sistema debe de estar conectado a internet y estar conectado a la base de datos, el <text:span text:style-name="T2">Auxiliar</text:span>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6">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3">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
      <text:p text:style-name="Standard"><text:soft-page-break/></text:p>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3">Función del requerimiento: <text:span text:style-name="T1">Permitir que un </text:span><text:span text:style-name="T3">Pasajero</text:span><text:span text:style-name="T1"> pueda modificar sus datos personales.</text:span></text:p>
          </table:table-cell>
          <table:covered-table-cell/>
          <table:table-cell table:style-name="Tabla4.A1" office:value-type="string">
            <text:p text:style-name="P12">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3">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2">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2">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6">Para poder modificar los datos de un <text:span text:style-name="T2">Pasajero,</text:span> el sistema presenta todos los datos que tenia anteriormente pero la cédula no se permite modificar. Entonces el Pasajero selecciona que datos modificará.</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6">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6">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6">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6">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11">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6">El sistema debe estar conectado a internet y tener acceso a la base de datos además el <text:span text:style-name="T2">Pasajero</text:span>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3">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6">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3">Función del requerimiento: <text:span text:style-name="T1">Permitir que el </text:span><text:soft-page-break/><text:span text:style-name="T3">Pasajero</text:span><text:span text:style-name="T1"> pueda consultar el saldo de su tarjeta.</text:span></text:p>
          </table:table-cell>
          <table:covered-table-cell/>
          <table:table-cell table:style-name="Tabla5.A1" office:value-type="string">
            <text:p text:style-name="P12">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3">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2">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2">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6">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6">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6">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6">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6">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6">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11">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6">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6">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6">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estaciones del sistema con dinero en efectivo.</text:span></text:p>
          </table:table-cell>
          <table:covered-table-cell/>
          <table:table-cell table:style-name="Tabla6.A1" office:value-type="string">
            <text:p text:style-name="P12">Identificador</text:p>
          </table:table-cell>
          <table:table-cell table:style-name="Tabla6.D1" office:value-type="string">
            <text:p text:style-name="Standard">3.1.6</text:p>
          </table:table-cell>
        </table:table-row>
        <text:soft-page-break/>
        <table:table-row>
          <table:table-cell table:style-name="Tabla6.A2" office:value-type="string">
            <text:p text:style-name="P1">Estado</text:p>
          </table:table-cell>
          <table:table-cell table:style-name="Tabla6.A2" office:value-type="string">
            <text:p text:style-name="P13">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2">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2">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6">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6">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6">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6">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6"><text:span text:style-name="T4">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6">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11">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6">El sistema debe de estar conectado a internet y tener acceso a la base de datos, el <text:span text:style-name="T2">Auxiliar</text:span>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6">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7">El requerimiento es aceptado si cuando un <text:span text:style-name="T2">Pasajero</text:span> llegua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2">Identificador</text:p>
          </table:table-cell>
          <table:table-cell table:style-name="Tabla7.D1" office:value-type="string">
            <text:p text:style-name="Standard">3.1.7</text:p>
          </table:table-cell>
        </table:table-row>
        <text:soft-page-break/>
        <table:table-row>
          <table:table-cell table:style-name="Tabla7.A2" office:value-type="string">
            <text:p text:style-name="P1">Estado</text:p>
          </table:table-cell>
          <table:table-cell table:style-name="Tabla7.A2" office:value-type="string">
            <text:p text:style-name="P13">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2">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2">Fecha actualización</text:p>
          </table:table-cell>
          <table:table-cell table:style-name="Tabla7.D2" office:value-type="string">
            <text:p text:style-name="Standard">11 Sept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9">El sistema debe permitir a las tarjetas personalizadas adelantar hasta tres pasajes que serán cobrados en la próxima recarga de dinero. Esta acción es realizada por le <text:span text:style-name="T2">Pasajero</text:span>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6">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6">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6">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6">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8">Pasajer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6">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1">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6">El sistema debe de estar conectado a internet y tener acceso a la base de datos, 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6">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6">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recargar a tarjetas personalizadas usando tarjetas de crédito y débito.</text:span></text:p>
          </table:table-cell>
          <table:covered-table-cell/>
          <table:table-cell table:style-name="Tabla8.A1" office:value-type="string">
            <text:p text:style-name="P12">Identificador</text:p>
          </table:table-cell>
          <table:table-cell table:style-name="Tabla8.D1" office:value-type="string">
            <text:p text:style-name="Standard">3.1.8</text:p>
          </table:table-cell>
        </table:table-row>
        <text:soft-page-break/>
        <table:table-row>
          <table:table-cell table:style-name="Tabla8.A2" office:value-type="string">
            <text:p text:style-name="P1">Estado</text:p>
          </table:table-cell>
          <table:table-cell table:style-name="Tabla8.A2" office:value-type="string">
            <text:p text:style-name="P13">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2">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2">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corresponde al <text:span text:style-name="T2">Auxiliar</text:span> quien es el encargado de vender las tarjetas.</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6">El sistema recibe una forma de pago de parte del <text:span text:style-name="T2">Pasajero</text:span> y de acuerdo a esta forma de pago el <text:span text:style-name="T2">Auxiliar</text:span>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6">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6">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6">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6"><text:span text:style-name="T4">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6">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11">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6">El sistema debe tener acceso a internet y estar conectado a la base de datos, el <text:span text:style-name="T2">Auxiliar</text:span>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6">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6">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2">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3">Análisis</text:p>
          </table:table-cell>
          <table:table-cell table:style-name="Tabla9.A2" office:value-type="string">
            <text:p text:style-name="P1">Tipo de requerimiento</text:p>
          </table:table-cell>
          <table:table-cell table:style-name="Tabla9.D2" office:value-type="string">
            <text:p text:style-name="P4">Funcional</text:p>
          </table:table-cell>
        </table:table-row>
        <text:soft-page-break/>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2">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2">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6">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6">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6">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6">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6">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6">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6"/>
          </table:table-cell>
          <table:covered-table-cell/>
          <table:covered-table-cell/>
        </table:table-row>
        <table:table-row>
          <table:table-cell table:style-name="Tabla9.D2" table:number-columns-spanned="4" office:value-type="string">
            <text:p text:style-name="P11">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6">El sistema debe tener acceso a internet y estar conectado a la base de datos , el <text:span text:style-name="T2">Auxiliar</text:span>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6">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6">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2">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3">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2">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2">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text:soft-page-break/>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6">El sistema recibe el nu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6">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6">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6">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6">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6">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6"/>
          </table:table-cell>
          <table:covered-table-cell/>
          <table:covered-table-cell/>
        </table:table-row>
        <table:table-row>
          <table:table-cell table:style-name="Tabla15.D2" table:number-columns-spanned="4" office:value-type="string">
            <text:p text:style-name="P11">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6">El sistema debe de estar conectado a internet y tener acceso a la base de datos , el Auxiliar o operario debe de estar logueados en el sistema .</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6">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6">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2">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3">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2">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2">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5">El sistema debe permitir la consulta de las tarjetas existentes, ya sean <text:soft-page-break/>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6">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10"><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6">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6">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6">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6">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1">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6">El sistema debe de tener acceso a internet y estar conectado <text:s/>a la base de datos ,el <text:span text:style-name="T2">Auxiliar</text:span>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6">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6">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2">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3">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2">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2">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text:soft-page-break/>existentes solo en los datos correspondientes a nu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6">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6">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6">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6">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6">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6">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6"/>
          </table:table-cell>
          <table:covered-table-cell/>
          <table:covered-table-cell/>
        </table:table-row>
        <table:table-row>
          <table:table-cell table:style-name="Tabla11.D2" table:number-columns-spanned="4" office:value-type="string">
            <text:p text:style-name="P11">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6">El sistema debe de tener acceso a internet y estar conectado a la base de datos, el <text:span text:style-name="T2">Auxiliar</text:span>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6">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6">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2">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3">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2">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2">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5">El sistema realizará el descuento del pasaje de la tarjeta en el momento en que se le ingrese el número de la tarjeta, es decir al entrar al bus se pedirá el número de tarjeta que permitirá en caso de tener pasajes ingresar y luego <text:soft-page-break/>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6">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3">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6">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6">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8">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6">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11">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6">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6">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6">El requerimiento es aceptado si después de que el <text:span text:style-name="T2">Pasajero</text:span> ingresó al bus y consulte nuevamente sus pasajes tiene uno menos que fué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2">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3">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2">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2">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5">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ext:soft-page-break/>
        <table:table-row>
          <table:table-cell table:style-name="Tabla14.A2" office:value-type="string">
            <text:p text:style-name="P1">Datos de entrada</text:p>
          </table:table-cell>
          <table:table-cell table:style-name="Tabla14.D2" table:number-columns-spanned="3" office:value-type="string">
            <text:p text:style-name="P6">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6">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6">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6">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6">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6">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11">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6">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6">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6">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26T12:49:53</dc:date>
    <dc:creator>MoNKi </dc:creator>
    <meta:editing-duration>PT12H53M28S</meta:editing-duration>
    <meta:editing-cycles>46</meta:editing-cycles>
    <meta:generator>OpenOffice.org/3.2$Linux OpenOffice.org_project/320m19$Build-9505</meta:generator>
    <meta:document-statistic meta:table-count="14" meta:image-count="0" meta:object-count="0" meta:page-count="14" meta:paragraph-count="522" meta:word-count="4213" meta:character-count="26290"/>
  </office:meta>
</office:document-meta>
</file>